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9-09_09-33-27_000.jpg</text:p>
          </table:table-cell>
          <table:table-cell table:style-name="ce19" office:value-type="string">
            <text:p>:m / 1*1 / percussion,rythm / session-memo / s.1:item=desktop-surface,hitter=hand:both,pieces=~,genr=pattern-atom,other=~,memo+</text:p>
          </table:table-cell>
          <table:table-cell table:style-name="ce19"/>
          <table:table-cell table:style-name="ce4"/>
          <table:table-cell table:style-name="ce4" office:value-type="string">
            <text:p>N-35-35-28.587341 E-139-34-49.050292</text:p>
          </table:table-cell>
          <table:table-cell table:style-name="ce38" table:formula="of:=IF([.E2]=&quot;&quot;;[.C2];CONCATENATE([.C2];&quot; / &quot;;[.E2]))" office:value-type="string" office:string-value=":m / 1*1 / percussion,rythm / session-memo / s.1:item=desktop-surface,hitter=hand:both,pieces=~,genr=pattern-atom,other=~,memo+">
            <text:p>:m / 1*1 / percussion,rythm / session-memo / s.1:item=desktop-surface,hitter=hand:both,pieces=~,genr=pattern-atom,other=~,memo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09_14-43-35_000.jpg</text:p>
          </table:table-cell>
          <table:table-cell table:style-name="ce4" office:value-type="string">
            <text:p>:m 東和 PHOTO / 210910f / 入谷駅 / 海老名総合病院増築 / ４名（相番２名、他の２人はスラブ関連；職長鶴薗さん） / 三建設備工業（清水建設） / 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東和 PHOTO / 210910f / 入谷駅 / 海老名総合病院増築 / ４名（相番２名、他の２人はスラブ関連；職長鶴薗さん） / 三建設備工業（清水建設） / 指示書">
            <text:p>:m 東和 PHOTO / 210910f / 入谷駅 / 海老名総合病院増築 / ４名（相番２名、他の２人はスラブ関連；職長鶴薗さん） / 三建設備工業（清水建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9-09_14-44-20_000.jpg</text:p>
          </table:table-cell>
          <table:table-cell table:style-name="ce4" office:value-type="string">
            <text:p>:m 東和 PHOTO / 210910f / 入谷駅 / 海老名総合病院増築 / ４名（相番２名、他の２人はスラブ関連；職長鶴薗さん） / 三建設備工業（清水建設） / 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東和 PHOTO / 210910f / 入谷駅 / 海老名総合病院増築 / ４名（相番２名、他の２人はスラブ関連；職長鶴薗さん） / 三建設備工業（清水建設） / 指示書">
            <text:p>:m 東和 PHOTO / 210910f / 入谷駅 / 海老名総合病院増築 / ４名（相番２名、他の２人はスラブ関連；職長鶴薗さん） / 三建設備工業（清水建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9-09_14-44-29_000.jpg</text:p>
          </table:table-cell>
          <table:table-cell table:style-name="ce4" office:value-type="string">
            <text:p>:m 東和 PHOTO / 210910f / 入谷駅 / 海老名総合病院増築 / ４名（相番２名、他の２人はスラブ関連；職長鶴薗さん） / 三建設備工業（清水建設） / 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東和 PHOTO / 210910f / 入谷駅 / 海老名総合病院増築 / ４名（相番２名、他の２人はスラブ関連；職長鶴薗さん） / 三建設備工業（清水建設） / 指示書">
            <text:p>:m 東和 PHOTO / 210910f / 入谷駅 / 海老名総合病院増築 / ４名（相番２名、他の２人はスラブ関連；職長鶴薗さん） / 三建設備工業（清水建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9-09_14-44-55_000.jpg</text:p>
          </table:table-cell>
          <table:table-cell table:style-name="ce4" office:value-type="string">
            <text:p>:m 東和 PHOTO / 210910f / 入谷駅 / 海老名総合病院増築 / ４名（相番２名、他の２人はスラブ関連；職長鶴薗さん） / 三建設備工業（清水建設） / 指示書：地図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東和 PHOTO / 210910f / 入谷駅 / 海老名総合病院増築 / ４名（相番２名、他の２人はスラブ関連；職長鶴薗さん） / 三建設備工業（清水建設） / 指示書：地図">
            <text:p>:m 東和 PHOTO / 210910f / 入谷駅 / 海老名総合病院増築 / ４名（相番２名、他の２人はスラブ関連；職長鶴薗さん） / 三建設備工業（清水建設） / 指示書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9-09_14-45-10_000.jpg</text:p>
          </table:table-cell>
          <table:table-cell table:style-name="ce4" office:value-type="string">
            <text:p>:m 東和 PHOTO / 210910f / 入谷駅 / 海老名総合病院増築 / ４名（相番２名、他の２人はスラブ関連；職長鶴薗さん） / 三建設備工業（清水建設） / 指示書：地図</text:p>
          </table:table-cell>
          <table:table-cell table:style-name="ce19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東和 PHOTO / 210910f / 入谷駅 / 海老名総合病院増築 / ４名（相番２名、他の２人はスラブ関連；職長鶴薗さん） / 三建設備工業（清水建設） / 指示書：地図">
            <text:p>:m 東和 PHOTO / 210910f / 入谷駅 / 海老名総合病院増築 / ４名（相番２名、他の２人はスラブ関連；職長鶴薗さん） / 三建設備工業（清水建設） / 指示書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9-09_14-49-39_000.jpg</text:p>
          </table:table-cell>
          <table:table-cell table:style-name="ce4" office:value-type="string">
            <text:p>:m 東和 PHOTO / 210910f / 入谷駅 / 海老名総合病院増築 / ４名（相番２名、他の２人はスラブ関連；職長鶴薗さん） / 三建設備工業（清水建設） / 資料：交通</text:p>
          </table:table-cell>
          <table:table-cell table:style-name="ce19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東和 PHOTO / 210910f / 入谷駅 / 海老名総合病院増築 / ４名（相番２名、他の２人はスラブ関連；職長鶴薗さん） / 三建設備工業（清水建設） / 資料：交通">
            <text:p>:m 東和 PHOTO / 210910f / 入谷駅 / 海老名総合病院増築 / ４名（相番２名、他の２人はスラブ関連；職長鶴薗さん） / 三建設備工業（清水建設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9-09_14-49-46_000.jpg</text:p>
          </table:table-cell>
          <table:table-cell table:style-name="ce4" office:value-type="string">
            <text:p>:m 東和 PHOTO / 210910f / 入谷駅 / 海老名総合病院増築 / ４名（相番２名、他の２人はスラブ関連；職長鶴薗さん） / 三建設備工業（清水建設） / 資料：交通</text:p>
          </table:table-cell>
          <table:table-cell table:style-name="ce19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東和 PHOTO / 210910f / 入谷駅 / 海老名総合病院増築 / ４名（相番２名、他の２人はスラブ関連；職長鶴薗さん） / 三建設備工業（清水建設） / 資料：交通">
            <text:p>:m 東和 PHOTO / 210910f / 入谷駅 / 海老名総合病院増築 / ４名（相番２名、他の２人はスラブ関連；職長鶴薗さん） / 三建設備工業（清水建設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9-09_14-50-17_000.jpg</text:p>
          </table:table-cell>
          <table:table-cell table:style-name="ce4" office:value-type="string">
            <text:p>:m 東和 PHOTO / 210910f / 入谷駅 / 海老名総合病院増築 / ４名（相番２名、他の２人はスラブ関連；職長鶴薗さん） / 三建設備工業（清水建設） / 資料：天気</text:p>
          </table:table-cell>
          <table:table-cell table:style-name="ce17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東和 PHOTO / 210910f / 入谷駅 / 海老名総合病院増築 / ４名（相番２名、他の２人はスラブ関連；職長鶴薗さん） / 三建設備工業（清水建設） / 資料：天気">
            <text:p>:m 東和 PHOTO / 210910f / 入谷駅 / 海老名総合病院増築 / ４名（相番２名、他の２人はスラブ関連；職長鶴薗さん） / 三建設備工業（清水建設） / 資料：天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9-09_15-18-55_000.jpg</text:p>
          </table:table-cell>
          <table:table-cell table:style-name="ce4" office:value-type="string">
            <text:p>:m 東和 PHOTO / 210910f / 入谷駅 / 海老名総合病院増築 / ４名（相番２名、他の２人はスラブ関連；職長鶴薗さん） / 三建設備工業（清水建設） / 資料：地図</text:p>
          </table:table-cell>
          <table:table-cell table:style-name="ce19"/>
          <table:table-cell table:style-name="ce4"/>
          <table:table-cell table:style-name="ce4" office:value-type="string">
            <text:p>N-35-35-28.559875 E-139-34-49.160156</text:p>
          </table:table-cell>
          <table:table-cell table:style-name="ce38" table:formula="of:=IF([.E11]=&quot;&quot;;[.C11];CONCATENATE([.C11];&quot; / &quot;;[.E11]))" office:value-type="string" office:string-value=":m 東和 PHOTO / 210910f / 入谷駅 / 海老名総合病院増築 / ４名（相番２名、他の２人はスラブ関連；職長鶴薗さん） / 三建設備工業（清水建設） / 資料：地図">
            <text:p>:m 東和 PHOTO / 210910f / 入谷駅 / 海老名総合病院増築 / ４名（相番２名、他の２人はスラブ関連；職長鶴薗さん） / 三建設備工業（清水建設） / 資料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9-09_15-23-08_000.jpg</text:p>
          </table:table-cell>
          <table:table-cell table:style-name="ce4" office:value-type="string">
            <text:p>:m 東和 PHOTO / 210910f / 入谷駅 / 海老名総合病院増築 / ４名（相番２名、他の２人はスラブ関連；職長鶴薗さん） / 三建設備工業（清水建設） / 資料：地図：路上</text:p>
          </table:table-cell>
          <table:table-cell table:style-name="Default"/>
          <table:table-cell table:style-name="ce4"/>
          <table:table-cell table:style-name="ce4" office:value-type="string">
            <text:p>N-35-35-28.518676 E-139-34-49.324951</text:p>
          </table:table-cell>
          <table:table-cell table:style-name="ce38" table:formula="of:=IF([.E12]=&quot;&quot;;[.C12];CONCATENATE([.C12];&quot; / &quot;;[.E12]))" office:value-type="string" office:string-value=":m 東和 PHOTO / 210910f / 入谷駅 / 海老名総合病院増築 / ４名（相番２名、他の２人はスラブ関連；職長鶴薗さん） / 三建設備工業（清水建設） / 資料：地図：路上">
            <text:p>:m 東和 PHOTO / 210910f / 入谷駅 / 海老名総合病院増築 / ４名（相番２名、他の２人はスラブ関連；職長鶴薗さん） / 三建設備工業（清水建設） / 資料：地図：路上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4" office:value-type="string">
            <text:p>2021-09-09_16-22-24_000.jpg</text:p>
          </table:table-cell>
          <table:table-cell table:style-name="ce19" office:value-type="string">
            <text:p>:m RES 1*5 / free# JVEMV6 68#_89:1 / 68. theoretical-physics(tp) / w=~,topics=零因子,other=calc+;q+:(BX=([a -b][c -d])),s=~,i=~,doc=r-6-2~3</text:p>
          </table:table-cell>
          <table:table-cell table:style-name="ce17"/>
          <table:table-cell table:style-name="ce4"/>
          <table:table-cell table:style-name="ce4" office:value-type="string">
            <text:p>N-35-35-28.601074 E-139-34-48.830566</text:p>
          </table:table-cell>
          <table:table-cell table:style-name="ce38" table:formula="of:=IF([.E13]=&quot;&quot;;[.C13];CONCATENATE([.C13];&quot; / &quot;;[.E13]))" office:value-type="string" office:string-value=":m RES 1*5 / free# JVEMV6 68#_89:1 / 68. theoretical-physics(tp) / w=~,topics=零因子,other=calc+;q+:(BX=([a -b][c -d])),s=~,i=~,doc=r-6-2~3">
            <text:p>:m RES 1*5 / free# JVEMV6 68#_89:1 / 68. theoretical-physics(tp) / w=~,topics=零因子,other=calc+;q+:(BX=([a -b][c -d])),s=~,i=~,doc=r-6-2~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9-09_16-22-59_000.jpg</text:p>
          </table:table-cell>
          <table:table-cell table:style-name="ce17" office:value-type="string">
            <text:p>:m RES 2*5 / free# JVEMV6 68#_89:1 / 68. theoretical-physics(tp) / w=~,topics=零因子,other=na-bok+:(B^([-1:]);(B^(†[1:]))),s=~,i=~,doc=r-6-2~3</text:p>
          </table:table-cell>
          <table:table-cell table:style-name="ce19"/>
          <table:table-cell table:style-name="ce4"/>
          <table:table-cell table:style-name="ce4" office:value-type="string">
            <text:p>N-35-35-28.559875 E-139-34-49.270019</text:p>
          </table:table-cell>
          <table:table-cell table:style-name="ce38" table:formula="of:=IF([.E14]=&quot;&quot;;[.C14];CONCATENATE([.C14];&quot; / &quot;;[.E14]))" office:value-type="string" office:string-value=":m RES 2*5 / free# JVEMV6 68#_89:1 / 68. theoretical-physics(tp) / w=~,topics=零因子,other=na-bok+:(B^([-1:]);(B^(†[1:]))),s=~,i=~,doc=r-6-2~3">
            <text:p>:m RES 2*5 / free# JVEMV6 68#_89:1 / 68. theoretical-physics(tp) / w=~,topics=零因子,other=na-bok+:(B^([-1:]);(B^(†[1:]))),s=~,i=~,doc=r-6-2~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9-09_16-23-18_000.jpg</text:p>
          </table:table-cell>
          <table:table-cell table:style-name="ce19" office:value-type="string">
            <text:p>:m RES 3*5 / free# JVEMV6 68#_89:1 / 68. theoretical-physics(tp) / w=準共役,topics=零因子,other=q+:零因子の条件;q+,s=~,i=~,doc=r-6-2~3</text:p>
          </table:table-cell>
          <table:table-cell table:style-name="ce19"/>
          <table:table-cell table:style-name="ce4"/>
          <table:table-cell table:style-name="ce4" office:value-type="string">
            <text:p>N-35-35-28.614807 E-139-34-49.160156</text:p>
          </table:table-cell>
          <table:table-cell table:style-name="ce38" table:formula="of:=IF([.E15]=&quot;&quot;;[.C15];CONCATENATE([.C15];&quot; / &quot;;[.E15]))" office:value-type="string" office:string-value=":m RES 3*5 / free# JVEMV6 68#_89:1 / 68. theoretical-physics(tp) / w=準共役,topics=零因子,other=q+:零因子の条件;q+,s=~,i=~,doc=r-6-2~3">
            <text:p>:m RES 3*5 / free# JVEMV6 68#_89:1 / 68. theoretical-physics(tp) / w=準共役,topics=零因子,other=q+:零因子の条件;q+,s=~,i=~,doc=r-6-2~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9-09_16-23-38_000.jpg</text:p>
          </table:table-cell>
          <table:table-cell table:style-name="ce19" office:value-type="string">
            <text:p>:m RES 4*5 / free# JVEMV6 68#_89:1 / 68. theoretical-physics(tp) / w=~,topics=零因子,other=q+:絶対値の等式について,s=~,i=~,doc=r-6-2~3</text:p>
          </table:table-cell>
          <table:table-cell table:style-name="ce19"/>
          <table:table-cell table:style-name="ce4"/>
          <table:table-cell table:style-name="ce4" office:value-type="string">
            <text:p>N-35-35-28.614807 E-139-34-49.160156</text:p>
          </table:table-cell>
          <table:table-cell table:style-name="ce38" table:formula="of:=IF([.E16]=&quot;&quot;;[.C16];CONCATENATE([.C16];&quot; / &quot;;[.E16]))" office:value-type="string" office:string-value=":m RES 4*5 / free# JVEMV6 68#_89:1 / 68. theoretical-physics(tp) / w=~,topics=零因子,other=q+:絶対値の等式について,s=~,i=~,doc=r-6-2~3">
            <text:p>:m RES 4*5 / free# JVEMV6 68#_89:1 / 68. theoretical-physics(tp) / w=~,topics=零因子,other=q+:絶対値の等式について,s=~,i=~,doc=r-6-2~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4" office:value-type="string">
            <text:p>2021-09-09_16-23-59_000.jpg</text:p>
          </table:table-cell>
          <table:table-cell table:style-name="ce19" office:value-type="string">
            <text:p>:m RES 5*5 / free# JVEMV6 68#_89:1 / 68. theoretical-physics(tp) / w=~,topics=零因子,other=q+:open,s=~,i=~,doc=r-6-2~3</text:p>
          </table:table-cell>
          <table:table-cell table:style-name="ce19"/>
          <table:table-cell table:style-name="ce4"/>
          <table:table-cell table:style-name="ce4" office:value-type="string">
            <text:p>N-35-35-28.504943 E-139-34-49.215087</text:p>
          </table:table-cell>
          <table:table-cell table:style-name="ce38" table:formula="of:=IF([.E17]=&quot;&quot;;[.C17];CONCATENATE([.C17];&quot; / &quot;;[.E17]))" office:value-type="string" office:string-value=":m RES 5*5 / free# JVEMV6 68#_89:1 / 68. theoretical-physics(tp) / w=~,topics=零因子,other=q+:open,s=~,i=~,doc=r-6-2~3">
            <text:p>:m RES 5*5 / free# JVEMV6 68#_89:1 / 68. theoretical-physics(tp) / w=~,topics=零因子,other=q+:open,s=~,i=~,doc=r-6-2~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9-09_18-04-56_000.jpg</text:p>
          </table:table-cell>
          <table:table-cell table:style-name="ce19" office:value-type="string">
            <text:p>:m RES 1*1 / free# JVEMV6 68#_89:2 / 68. theoretical-physics(tp) / w=~,topics=~,other=q+:open:３次元直行空間において、２つの異なるベクトルに、それぞれ直行している１つのベクトル。そのようなベクトルは、１つだけか？;q+:open:行列Mが、逆行列を持つ条件,s=~,i=~,doc=r-6-2~3#2</text:p>
          </table:table-cell>
          <table:table-cell table:style-name="ce18"/>
          <table:table-cell table:style-name="ce4"/>
          <table:table-cell table:style-name="ce4" office:value-type="string">
            <text:p>N-35-35-28.546142 E-139-34-49.160156</text:p>
          </table:table-cell>
          <table:table-cell table:style-name="ce38" table:formula="of:=IF([.E18]=&quot;&quot;;[.C18];CONCATENATE([.C18];&quot; / &quot;;[.E18]))" office:value-type="string" office:string-value=":m RES 1*1 / free# JVEMV6 68#_89:2 / 68. theoretical-physics(tp) / w=~,topics=~,other=q+:open:３次元直行空間において、２つの異なるベクトルに、それぞれ直行している１つのベクトル。そのようなベクトルは、１つだけか？;q+:open:行列Mが、逆行列を持つ条件,s=~,i=~,doc=r-6-2~3#2">
            <text:p>:m RES 1*1 / free# JVEMV6 68#_89:2 / 68. theoretical-physics(tp) / w=~,topics=~,other=q+:open:３次元直行空間において、２つの異なるベクトルに、それぞれ直行している１つのベクトル。そのようなベクトルは、１つだけか？;q+:open:行列Mが、逆行列を持つ条件,s=~,i=~,doc=r-6-2~3#2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9-09_19-18-39_000.jpg</text:p>
          </table:table-cell>
          <table:table-cell table:style-name="ce19" office:value-type="string">
            <text:p>:m :? #*# / topic=脳科学 / content=計算しないで、ある命題が真であることが、何となく分かるとき、脳は、何を行っているのか？</text:p>
          </table:table-cell>
          <table:table-cell table:style-name="ce19"/>
          <table:table-cell table:style-name="ce4"/>
          <table:table-cell table:style-name="ce4" office:value-type="string">
            <text:p>N-35-35-28.587341 E-139-34-48.940429</text:p>
          </table:table-cell>
          <table:table-cell table:style-name="ce38" table:formula="of:=IF([.E19]=&quot;&quot;;[.C19];CONCATENATE([.C19];&quot; / &quot;;[.E19]))" office:value-type="string" office:string-value=":m :? #*# / topic=脳科学 / content=計算しないで、ある命題が真であることが、何となく分かるとき、脳は、何を行っているのか？">
            <text:p>:m :? #*# / topic=脳科学 / content=計算しないで、ある命題が真であることが、何となく分かるとき、脳は、何を行っているのか？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9-09_22-27-43_000.jpg</text:p>
          </table:table-cell>
          <table:table-cell table:style-name="ce19" office:value-type="string">
            <text:p>:m :PHOTO 寝た時刻 / 2021</text:p>
          </table:table-cell>
          <table:table-cell table:style-name="ce19" office:value-type="string">
            <text:p>:m :PHOTO 寝た時刻 / 2021</text:p>
          </table:table-cell>
          <table:table-cell table:style-name="ce4"/>
          <table:table-cell table:style-name="ce4" office:value-type="string">
            <text:p>N-35-35-28.573608 E-139-34-48.995361</text:p>
          </table:table-cell>
          <table:table-cell table:style-name="ce38" table:formula="of:=IF([.E20]=&quot;&quot;;[.C20];CONCATENATE([.C20];&quot; / &quot;;[.E20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9-09_23-29-17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17" office:value-type="string">
            <text:p>:m :PHOTO 起きた時刻 / 2021</text:p>
          </table:table-cell>
          <table:table-cell table:style-name="ce4"/>
          <table:table-cell table:style-name="ce4" office:value-type="string">
            <text:p>N-35-35-28.436279 E-139-34-49.215087</text:p>
          </table:table-cell>
          <table:table-cell table:style-name="ce38" table:formula="of:=IF([.E21]=&quot;&quot;;[.C21];CONCATENATE([.C21];&quot; / &quot;;[.E21]))" office:value-type="string" office:string-value=":m :PHOTO 起きた時刻（夜中） / 2021">
            <text:p>:m :PHOTO 起きた時刻（夜中）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9-10_04-11-23_000.jpg</text:p>
          </table:table-cell>
          <table:table-cell table:style-name="ce17" office:value-type="string">
            <text:p>:m :PHOTO 起きた時刻 / 2021</text:p>
          </table:table-cell>
          <table:table-cell table:style-name="ce20" office:value-type="string">
            <text:p>:m :PHOTO 起きた時刻（夜中） / 2021</text:p>
          </table:table-cell>
          <table:table-cell table:style-name="ce4"/>
          <table:table-cell table:style-name="ce4" office:value-type="string">
            <text:p>N-35-35-28.532409 E-139-34-49.270019</text:p>
          </table:table-cell>
          <table:table-cell table:style-name="ce38" table:formula="of:=IF([.E22]=&quot;&quot;;[.C22];CONCATENATE([.C22];&quot; / &quot;;[.E22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9-10_05-17-34_000.jpg</text:p>
          </table:table-cell>
          <table:table-cell table:style-name="ce4" office:value-type="string">
            <text:p>:m 東和 PHOTO / 210910f / 入谷駅 / 海老名総合病院増築 / ４名（相番２名、他の２人はスラブ関連；職長鶴薗さん） / 三建設備工業（清水建設） / 出発時間 / N-35-35-28.793334 E-139-34-50.093994</text:p>
          </table:table-cell>
          <table:table-cell table:style-name="ce19"/>
          <table:table-cell table:style-name="ce4" table:formula="of:=[.F23]" office:value-type="string" office:string-value="N-35-35-28.793334 E-139-34-50.093994">
            <text:p>N-35-35-28.793334 E-139-34-50.093994</text:p>
          </table:table-cell>
          <table:table-cell table:style-name="ce4" office:value-type="string">
            <text:p>N-35-35-28.793334 E-139-34-50.093994</text:p>
          </table:table-cell>
          <table:table-cell table:style-name="ce38" table:formula="of:=IF([.E23]=&quot;&quot;;[.C23];CONCATENATE([.C23];&quot; / &quot;;[.E23]))" office:value-type="string" office:string-value=":m 東和 PHOTO / 210910f / 入谷駅 / 海老名総合病院増築 / ４名（相番２名、他の２人はスラブ関連；職長鶴薗さん） / 三建設備工業（清水建設） / 出発時間 / N-35-35-28.793334 E-139-34-50.093994 / N-35-35-28.793334 E-139-34-50.093994">
            <text:p>:m 東和 PHOTO / 210910f / 入谷駅 / 海老名総合病院増築 / ４名（相番２名、他の２人はスラブ関連；職長鶴薗さん） / 三建設備工業（清水建設） / 出発時間 / N-35-35-28.793334 E-139-34-50.093994 / N-35-35-28.793334 E-139-34-50.093994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9-10_07-06-24_000.jpg</text:p>
          </table:table-cell>
          <table:table-cell table:style-name="ce19" office:value-type="string">
            <text:p>:PHOTO 記録しておきたいもの / @宮前平駅、東和現場：海老名駅最寄り、トイレ内 / subject=掲示物 / content=トイレ利用の手引き / N-35-26-54.056396 E-139-23-5.540771</text:p>
          </table:table-cell>
          <table:table-cell table:style-name="ce19"/>
          <table:table-cell table:style-name="ce4" table:formula="of:=[.F24]" office:value-type="string" office:string-value="N-35-26-54.056396 E-139-23-5.540771">
            <text:p>N-35-26-54.056396 E-139-23-5.540771</text:p>
          </table:table-cell>
          <table:table-cell table:style-name="ce4" office:value-type="string">
            <text:p>N-35-26-54.056396 E-139-23-5.540771</text:p>
          </table:table-cell>
          <table:table-cell table:style-name="ce38" table:formula="of:=IF([.E24]=&quot;&quot;;[.C24];CONCATENATE([.C24];&quot; / &quot;;[.E24]))" office:value-type="string" office:string-value=":PHOTO 記録しておきたいもの / @宮前平駅、東和現場：海老名駅最寄り、トイレ内 / subject=掲示物 / content=トイレ利用の手引き / N-35-26-54.056396 E-139-23-5.540771 / N-35-26-54.056396 E-139-23-5.540771">
            <text:p>:PHOTO 記録しておきたいもの / @宮前平駅、東和現場：海老名駅最寄り、トイレ内 / subject=掲示物 / content=トイレ利用の手引き / N-35-26-54.056396 E-139-23-5.540771 / N-35-26-54.056396 E-139-23-5.54077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9-10_07-06-29_000.jpg</text:p>
          </table:table-cell>
          <table:table-cell table:style-name="ce19" office:value-type="string">
            <text:p>:PHOTO 記録しておきたいもの / @宮前平駅、東和現場：海老名駅最寄り、トイレ内 / subject=掲示物 / content=事故の事例、紹介 / N-35-26-54.056396 E-139-23-5.540771</text:p>
          </table:table-cell>
          <table:table-cell table:style-name="ce19"/>
          <table:table-cell table:style-name="ce4" table:formula="of:=[.F25]" office:value-type="string" office:string-value="N-35-26-54.056396 E-139-23-5.540771">
            <text:p>N-35-26-54.056396 E-139-23-5.540771</text:p>
          </table:table-cell>
          <table:table-cell table:style-name="ce4" office:value-type="string">
            <text:p>N-35-26-54.056396 E-139-23-5.540771</text:p>
          </table:table-cell>
          <table:table-cell table:style-name="ce38" table:formula="of:=IF([.E25]=&quot;&quot;;[.C25];CONCATENATE([.C25];&quot; / &quot;;[.E25]))" office:value-type="string" office:string-value=":PHOTO 記録しておきたいもの / @宮前平駅、東和現場：海老名駅最寄り、トイレ内 / subject=掲示物 / content=事故の事例、紹介 / N-35-26-54.056396 E-139-23-5.540771 / N-35-26-54.056396 E-139-23-5.540771">
            <text:p>:PHOTO 記録しておきたいもの / @宮前平駅、東和現場：海老名駅最寄り、トイレ内 / subject=掲示物 / content=事故の事例、紹介 / N-35-26-54.056396 E-139-23-5.540771 / N-35-26-54.056396 E-139-23-5.54077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09-10_07-06-32_000.jpg</text:p>
          </table:table-cell>
          <table:table-cell table:style-name="ce19" office:value-type="string">
            <text:p>:PHOTO 記録しておきたいもの / @宮前平駅、東和現場：海老名駅最寄り、トイレ内 / subject=掲示物 / content=事故の事例、紹介 / N-35-26-54.056396 E-139-23-5.540771</text:p>
          </table:table-cell>
          <table:table-cell table:style-name="ce19"/>
          <table:table-cell table:style-name="ce4" table:formula="of:=[.F26]" office:value-type="string" office:string-value="N-35-26-54.056396 E-139-23-5.540771">
            <text:p>N-35-26-54.056396 E-139-23-5.540771</text:p>
          </table:table-cell>
          <table:table-cell table:style-name="ce4" office:value-type="string">
            <text:p>N-35-26-54.056396 E-139-23-5.540771</text:p>
          </table:table-cell>
          <table:table-cell table:style-name="ce38" table:formula="of:=IF([.E26]=&quot;&quot;;[.C26];CONCATENATE([.C26];&quot; / &quot;;[.E26]))" office:value-type="string" office:string-value=":PHOTO 記録しておきたいもの / @宮前平駅、東和現場：海老名駅最寄り、トイレ内 / subject=掲示物 / content=事故の事例、紹介 / N-35-26-54.056396 E-139-23-5.540771 / N-35-26-54.056396 E-139-23-5.540771">
            <text:p>:PHOTO 記録しておきたいもの / @宮前平駅、東和現場：海老名駅最寄り、トイレ内 / subject=掲示物 / content=事故の事例、紹介 / N-35-26-54.056396 E-139-23-5.540771 / N-35-26-54.056396 E-139-23-5.54077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09-10_18-38-45_000.jpg</text:p>
          </table:table-cell>
          <table:table-cell table:style-name="ce19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8.546142 E-139-34-49.215087</text:p>
          </table:table-cell>
          <table:table-cell table:style-name="ce38" table:formula="of:=IF([.E27]=&quot;&quot;;[.C27];CONCATENATE([.C27];&quot; / &quot;;[.E27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09-10_21-22-46_000.jpg</text:p>
          </table:table-cell>
          <table:table-cell table:style-name="ce17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73608 E-139-34-49.379882</text:p>
          </table:table-cell>
          <table:table-cell table:style-name="ce38" table:formula="of:=IF([.E28]=&quot;&quot;;[.C28];CONCATENATE([.C28];&quot; / &quot;;[.E28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09-11_01-14-04_000.jpg</text:p>
          </table:table-cell>
          <table:table-cell table:style-name="ce19" office:value-type="string">
            <text:p>:m RES 1*1 / free# JVEMV6 68#_90:1 / 68. theoretical-physics(tp) / w=~,topics=~,other=q+:3x3の行列：零因子は？;q+:open:余因子がすべて０であり、かつ、その行列のすべての要素が、０ではない。そんな行列は、istnieje?;q+:open:余因子について、各要素が互いにに通っている。そんな要素たち以外の組み合わせは、istnieje?,s=~,i=~,doc=r-6-2~3#2.2</text:p>
          </table:table-cell>
          <table:table-cell table:style-name="ce20"/>
          <table:table-cell table:style-name="ce4"/>
          <table:table-cell table:style-name="ce4" office:value-type="string">
            <text:p>N-35-35-28.683471 E-139-34-49.105224</text:p>
          </table:table-cell>
          <table:table-cell table:style-name="ce38" table:formula="of:=IF([.E29]=&quot;&quot;;[.C29];CONCATENATE([.C29];&quot; / &quot;;[.E29]))" office:value-type="string" office:string-value=":m RES 1*1 / free# JVEMV6 68#_90:1 / 68. theoretical-physics(tp) / w=~,topics=~,other=q+:3x3の行列：零因子は？;q+:open:余因子がすべて０であり、かつ、その行列のすべての要素が、０ではない。そんな行列は、istnieje?;q+:open:余因子について、各要素が互いにに通っている。そんな要素たち以外の組み合わせは、istnieje?,s=~,i=~,doc=r-6-2~3#2.2">
            <text:p>:m RES 1*1 / free# JVEMV6 68#_90:1 / 68. theoretical-physics(tp) / w=~,topics=~,other=q+:3x3の行列：零因子は？;q+:open:余因子がすべて０であり、かつ、その行列のすべての要素が、０ではない。そんな行列は、istnieje?;q+:open:余因子について、各要素が互いにに通っている。そんな要素たち以外の組み合わせは、istnieje?,s=~,i=~,doc=r-6-2~3#2.2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1-09-11_01-14-22_000.jpg</text:p>
          </table:table-cell>
          <table:table-cell table:style-name="ce8" office:value-type="string">
            <text:p>:do / topic=方法論について / content=自分で設問を作り、自分で解明する。この手続きを、経済分野にも、適用しよう。解決方法を作り出そう。</text:p>
          </table:table-cell>
          <table:table-cell table:style-name="ce19"/>
          <table:table-cell table:style-name="ce4"/>
          <table:table-cell table:style-name="ce4" office:value-type="string">
            <text:p>N-35-35-28.656005 E-139-34-49.270019</text:p>
          </table:table-cell>
          <table:table-cell table:style-name="ce38" table:formula="of:=IF([.E30]=&quot;&quot;;[.C30];CONCATENATE([.C30];&quot; / &quot;;[.E30]))" office:value-type="string" office:string-value=":do / topic=方法論について / content=自分で設問を作り、自分で解明する。この手続きを、経済分野にも、適用しよう。解決方法を作り出そう。">
            <text:p>:do / topic=方法論について / content=自分で設問を作り、自分で解明する。この手続きを、経済分野にも、適用しよう。解決方法を作り出そう。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1-09-11_03-50-53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4" office:value-type="string">
            <text:p>2021-09-11_09-52-58_000.jpg</text:p>
          </table:table-cell>
          <table:table-cell table:style-name="ce17" office:value-type="string">
            <text:p>:m :PHOTO 起きた時刻 / 2021</text:p>
          </table:table-cell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:m 東和 PHOTO / 210910f / 入谷駅 / 海老名総合病院増築 / ４名（相番２名、他の２人はスラブ関連；職長鶴薗さん） / 三建設備工業（清水建設） / 指示書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:m 東和 PHOTO / 210910f / 入谷駅 / 海老名総合病院増築 / ４名（相番２名、他の２人はスラブ関連；職長鶴薗さん） / 三建設備工業（清水建設） / 指示書">
            <text:p>:m 東和 PHOTO / 210910f / 入谷駅 / 海老名総合病院増築 / ４名（相番２名、他の２人はスラブ関連；職長鶴薗さん） / 三建設備工業（清水建設） / 指示書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 office:value-type="string">
            <text:p>:m 東和 PHOTO / 210910f / 入谷駅 / 海老名総合病院増築 / ４名（相番２名、他の２人はスラブ関連；職長鶴薗さん） / 三建設備工業（清水建設） / 指示書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 office:value-type="string">
            <text:p>:m 東和 PHOTO / 210910f / 入谷駅 / 海老名総合病院増築 / ４名（相番２名、他の２人はスラブ関連；職長鶴薗さん） / 三建設備工業（清水建設） / 指示書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 office:value-type="string">
            <text:p>:m 東和 PHOTO / 210910f / 入谷駅 / 海老名総合病院増築 / ４名（相番２名、他の２人はスラブ関連；職長鶴薗さん） / 三建設備工業（清水建設） / 指示書：地図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 office:value-type="string">
            <text:p>:m 東和 PHOTO / 210910f / 入谷駅 / 海老名総合病院増築 / ４名（相番２名、他の２人はスラブ関連；職長鶴薗さん） / 三建設備工業（清水建設） / 指示書：地図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 office:value-type="string">
            <text:p>:m 東和 PHOTO / 210910f / 入谷駅 / 海老名総合病院増築 / ４名（相番２名、他の２人はスラブ関連；職長鶴薗さん） / 三建設備工業（清水建設） / 資料：交通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 office:value-type="string">
            <text:p>:m 東和 PHOTO / 210910f / 入谷駅 / 海老名総合病院増築 / ４名（相番２名、他の２人はスラブ関連；職長鶴薗さん） / 三建設備工業（清水建設） / 資料：交通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 office:value-type="string">
            <text:p>:m 東和 PHOTO / 210910f / 入谷駅 / 海老名総合病院増築 / ４名（相番２名、他の２人はスラブ関連；職長鶴薗さん） / 三建設備工業（清水建設） / 資料：天気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 office:value-type="string">
            <text:p>:m 東和 PHOTO / 210910f / 入谷駅 / 海老名総合病院増築 / ４名（相番２名、他の２人はスラブ関連；職長鶴薗さん） / 三建設備工業（清水建設） / 資料：地図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 office:value-type="string">
            <text:p>:m 東和 PHOTO / 210910f / 入谷駅 / 海老名総合病院増築 / ４名（相番２名、他の２人はスラブ関連；職長鶴薗さん） / 三建設備工業（清水建設） / 資料：地図：路上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1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1">2021/09/11</text:date>, <text:time>12:35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9-11T12:35:34.63</dc:date>
    <dc:creator>iwabuchi ken</dc:creator>
    <meta:editing-duration>P36DT17H19M44S</meta:editing-duration>
    <meta:editing-cycles>13311</meta:editing-cycles>
    <meta:document-statistic meta:table-count="1" meta:cell-count="494" meta:object-count="0"/>
  </office:meta>
</office:document-meta>
</file>